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4-12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12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3-01-1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2-01-1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12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01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9-01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8-01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7-01-09 19:56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6-01-06 19:40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3-01-25 16:2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2-01-10 20:2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1-01-06 20:1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10-01-05 20:02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9-01-20 17:3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8-01-03 19:59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7-01-09 19:56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6-01-11 15:2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5-01-11 21:35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3-01-1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2-01-03 20:56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9-01-05 16:5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8-01-09 23:06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3098411501</text:p>
          </table:table-cell>
          <table:table-cell office:value-type="string" calcext:value-type="string">
            <text:p>29S 13W 12ABB 01</text:p>
          </table:table-cell>
          <table:table-cell office:value-type="string" calcext:value-type="string">
            <text:p>198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" meta:object-count="0"/>
    <meta:user-defined meta:name="AppVersion">3.0</meta:user-defined>
  </office:meta>
</office:document-meta>
</file>